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a5ca" officeooo:paragraph-rsid="0007a5ca"/>
    </style:style>
    <style:style style:name="P2" style:family="paragraph" style:parent-style-name="Standard">
      <style:text-properties officeooo:rsid="0008139a" officeooo:paragraph-rsid="0008139a"/>
    </style:style>
    <style:style style:name="P3" style:family="paragraph" style:parent-style-name="Standard">
      <style:text-properties officeooo:rsid="00096bd5" officeooo:paragraph-rsid="00096bd5"/>
    </style:style>
    <style:style style:name="P4" style:family="paragraph" style:parent-style-name="Standard">
      <style:text-properties officeooo:rsid="000a7765" officeooo:paragraph-rsid="000a7765"/>
    </style:style>
    <style:style style:name="P5" style:family="paragraph" style:parent-style-name="Standard">
      <style:text-properties officeooo:rsid="0007a5ca" officeooo:paragraph-rsid="0007a5ca"/>
    </style:style>
    <style:style style:name="P6" style:family="paragraph" style:parent-style-name="Standard">
      <style:text-properties officeooo:rsid="000c84a5" officeooo:paragraph-rsid="000c84a5"/>
    </style:style>
    <style:style style:name="P7" style:family="paragraph" style:parent-style-name="Standard">
      <style:text-properties fo:font-weight="bold" officeooo:rsid="000c84a5" officeooo:paragraph-rsid="000c84a5" style:font-weight-asian="bold" style:font-weight-complex="bold"/>
    </style:style>
    <style:style style:name="P8" style:family="paragraph" style:parent-style-name="Standard">
      <style:text-properties officeooo:rsid="000a7765" officeooo:paragraph-rsid="000a7765"/>
    </style:style>
    <style:style style:name="T1" style:family="text">
      <style:text-properties officeooo:rsid="000a7765"/>
    </style:style>
    <style:style style:name="T2" style:family="text">
      <style:text-properties officeooo:rsid="000c84a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d79ad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Image Sizes</text:h>
      <text:p text:style-name="P1">Tall objects (item, power): 384x448</text:p>
      <text:p text:style-name="P1">Square big objects (situations): 512x512</text:p>
      <text:p text:style-name="P1">Wide objects (places): 576x448</text:p>
      <text:p text:style-name="P2">Tokens : <text:span text:style-name="T1">128x128 - </text:span></text:p>
      <text:p text:style-name="P1">Adventure backdrops (): 768x 576</text:p>
      <text:p text:style-name="P1"/>
      <text:p text:style-name="P6"><text:span text:style-name="T3">Object interactions </text:span>– some objects need to do specific things when dropped on other objects.</text:p>
      <text:p text:style-name="P6">All objects that the currently held object can interact with should be highlighted.</text:p>
      <text:p text:style-name="P6">A special highlight is needed for the object the currently held one will be dropped on.</text:p>
      <text:p text:style-name="P6"/>
      <text:p text:style-name="P7">How are object spawned? -<text:span text:style-name="T4"> there could a dedicated space for new stuff, and tokens could have their own special spot – one for each token type</text:span></text:p>
      <text:h text:style-name="Heading_20_2" text:outline-level="2">Action economy</text:h>
      <text:p text:style-name="P4">To make actions player spends action tokens</text:p>
      <text:p text:style-name="P4">Action tokens are granted upon waking up </text:p>
      <text:p text:style-name="P4">All leftover action tokens are lost when player ends the day</text:p>
      <text:p text:style-name="P4"/>
      <text:p text:style-name="P7">Game flow: what controls it? <text:span text:style-name="T4">- there needs to be something that creates new tokens and removes old tokens. </text:span><text:span text:style-name="T5">Gona dump it on world for now.</text:span></text:p>
      <text:h text:style-name="Heading_20_2" text:outline-level="2">Inventory</text:h>
      <text:p text:style-name="P4">Have a space on board that corresponds with the player characters personal back pack.</text:p>
      <text:p text:style-name="P4">And a separate space that represents the players base of operation.</text:p>
      <text:p text:style-name="P4">What happens when an item is dropped on to an inventory slot?</text:p>
      <text:p text:style-name="P4">What happens when the player tries to drop more than 1 item in to an inventory slot?</text:p>
      <text:p text:style-name="P1"/>
      <text:p text:style-name="P3">The game is supposed to be a continuous story – so I need some kind of “story teller” scene <text:span text:style-name="T1">that will pick what to show the player and what has happened before.</text:span></text:p>
      <text:p text:style-name="P3"/>
      <text:p text:style-name="P2">Adventures, how do they work?</text:p>
      <text:p text:style-name="P4">Self contained – <text:span text:style-name="T2">once they are triggered a special window opens up in which the story is told and decisions can be made. Upon resolving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6T14:05:23.045398221</meta:creation-date>
    <meta:generator>LibreOffice/6.4.7.2$Linux_X86_64 LibreOffice_project/40$Build-2</meta:generator>
    <dc:date>2022-10-16T17:13:19.604904113</dc:date>
    <meta:editing-duration>PT2H43M45S</meta:editing-duration>
    <meta:editing-cycles>5</meta:editing-cycles>
    <meta:document-statistic meta:table-count="0" meta:image-count="0" meta:object-count="0" meta:page-count="1" meta:paragraph-count="23" meta:word-count="262" meta:character-count="1496" meta:non-whitespace-character-count="1250"/>
  </office:meta>
</office:document-meta>
</file>